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ject_01</text:p>
      <text:p text:style-name="Standard"><text:s text:c="4"/>Folder_01</text:p>
      <text:p text:style-name="Standard"><text:s text:c="4"/>Folder_02</text:p>
      <text:p text:style-name="Standard"><text:s text:c="4"/>Folder_03</text:p>
      <text:p text:style-name="Standard"><text:s text:c="4"/>Folder_04</text:p>
      <text:p text:style-name="Standard"><text:s text:c="4"/>Folder_05</text:p>
      <text:p text:style-name="Standard">Project_02</text:p>
      <text:p text:style-name="Standard"><text:s text:c="4"/>Folder_01</text:p>
      <text:p text:style-name="Standard"><text:s text:c="4"/>Folder_02</text:p>
      <text:p text:style-name="Standard"><text:s text:c="4"/>Folder_03</text:p>
      <text:p text:style-name="Standard"><text:s text:c="4"/>Folder_04</text:p>
      <text:p text:style-name="Standard"><text:s text:c="4"/>Folder_05</text:p>
      <text:p text:style-name="Standard">Project_03</text:p>
      <text:p text:style-name="Standard"><text:s text:c="4"/>Folder_01</text:p>
      <text:p text:style-name="Standard"><text:s text:c="4"/>Folder_02</text:p>
      <text:p text:style-name="Standard"><text:s text:c="4"/>Folder_03</text:p>
      <text:p text:style-name="Standard"><text:s text:c="4"/>Folder_04</text:p>
      <text:p text:style-name="Standard"><text:s text:c="4"/>Folder_05</text:p>
      <text:p text:style-name="Standard">Project_04</text:p>
      <text:p text:style-name="Standard"><text:s text:c="4"/>Folder_01</text:p>
      <text:p text:style-name="Standard"><text:s text:c="4"/>Folder_02</text:p>
      <text:p text:style-name="Standard"><text:s text:c="4"/>Folder_03</text:p>
      <text:p text:style-name="Standard"><text:s text:c="4"/>Folder_04</text:p>
      <text:p text:style-name="Standard"><text:s text:c="4"/>Folder_05</text:p>
      <text:p text:style-name="Standard">Project_05</text:p>
      <text:p text:style-name="Standard"><text:s text:c="4"/>Folder_01</text:p>
      <text:p text:style-name="Standard"><text:s text:c="4"/>Folder_02</text:p>
      <text:p text:style-name="Standard"><text:s text:c="4"/>Folder_03</text:p>
      <text:p text:style-name="Standard"><text:s text:c="4"/>Folder_04</text:p>
      <text:p text:style-name="Standard"><text:s text:c="4"/>Folder_05</text:p>
      <text:p text:style-name="Standard">Project_06</text:p>
      <text:p text:style-name="Standard"><text:s text:c="4"/>Folder_01</text:p>
      <text:p text:style-name="Standard"><text:s text:c="4"/>Folder_02</text:p>
      <text:p text:style-name="Standard"><text:s text:c="4"/>Folder_03</text:p>
      <text:p text:style-name="Standard"><text:s text:c="4"/>Folder_04</text:p>
      <text:p text:style-name="Standard"><text:s text:c="4"/>Folder_05</text:p>
      <text:p text:style-name="Standard">Project_07</text:p>
      <text:p text:style-name="Standard"><text:s text:c="4"/>Folder_01</text:p>
      <text:p text:style-name="Standard"><text:s text:c="4"/>Folder_02</text:p>
      <text:p text:style-name="Standard"><text:s text:c="4"/>Folder_03</text:p>
      <text:p text:style-name="Standard"><text:s text:c="4"/>Folder_04</text:p>
      <text:p text:style-name="Standard"><text:s text:c="4"/>Folder_05</text:p>
      <text:p text:style-name="Standard">Project_08</text:p>
      <text:p text:style-name="Standard"><text:s text:c="4"/>Folder_01</text:p>
      <text:p text:style-name="Standard"><text:s text:c="4"/>Folder_02</text:p>
      <text:p text:style-name="Standard"><text:s text:c="4"/>Folder_03</text:p>
      <text:p text:style-name="Standard"><text:s text:c="4"/>Folder_04</text:p>
      <text:p text:style-name="Standard"><text:s text:c="4"/>Folder_05</text:p>
      <text:p text:style-name="Standard">Project_09</text:p>
      <text:p text:style-name="Standard"><text:s text:c="4"/>Folder_01</text:p>
      <text:p text:style-name="Standard"><text:s text:c="4"/>Folder_02</text:p>
      <text:p text:style-name="Standard"><text:s text:c="4"/>Folder_03</text:p>
      <text:p text:style-name="Standard"><text:soft-page-break/><text:s text:c="4"/>Folder_04</text:p>
      <text:p text:style-name="Standard"><text:s text:c="4"/>Folder_05</text:p>
      <text:p text:style-name="Standard">Project_10</text:p>
      <text:p text:style-name="Standard"><text:s text:c="4"/>Folder_01</text:p>
      <text:p text:style-name="Standard"><text:s text:c="4"/>Folder_02</text:p>
      <text:p text:style-name="Standard"><text:s text:c="4"/>Folder_03</text:p>
      <text:p text:style-name="Standard"><text:s text:c="4"/>Folder_04</text:p>
      <text:p text:style-name="Standard"><text:s text:c="4"/>Folder_05</text:p>
      <text:p text:style-name="Standard">Project_11</text:p>
      <text:p text:style-name="Standard"><text:s text:c="4"/>Folder_01</text:p>
      <text:p text:style-name="Standard"><text:s text:c="4"/>Folder_02</text:p>
      <text:p text:style-name="Standard"><text:s text:c="4"/>Folder_03</text:p>
      <text:p text:style-name="Standard"><text:s text:c="4"/>Folder_04</text:p>
      <text:p text:style-name="Standard"><text:s text:c="4"/>Folder_05</text:p>
      <text:p text:style-name="Standard">Project_12</text:p>
      <text:p text:style-name="Standard"><text:s text:c="4"/>Folder_01</text:p>
      <text:p text:style-name="Standard"><text:s text:c="4"/>Folder_02</text:p>
      <text:p text:style-name="Standard"><text:s text:c="4"/>Folder_03</text:p>
      <text:p text:style-name="Standard"><text:s text:c="4"/>Folder_04</text:p>
      <text:p text:style-name="Standard"><text:s text:c="4"/>Folder_05</text:p>
      <text:p text:style-name="Standard">Project_13</text:p>
      <text:p text:style-name="Standard"><text:s text:c="4"/>Folder_01</text:p>
      <text:p text:style-name="Standard"><text:s text:c="4"/>Folder_02</text:p>
      <text:p text:style-name="Standard"><text:s text:c="4"/>Folder_03</text:p>
      <text:p text:style-name="Standard"><text:s text:c="4"/>Folder_04</text:p>
      <text:p text:style-name="Standard"><text:s text:c="4"/>Folder_05</text:p>
      <text:p text:style-name="Standard">Project_14</text:p>
      <text:p text:style-name="Standard"><text:s text:c="4"/>Folder_01</text:p>
      <text:p text:style-name="Standard"><text:s text:c="4"/>Folder_02</text:p>
      <text:p text:style-name="Standard"><text:s text:c="4"/>Folder_03</text:p>
      <text:p text:style-name="Standard"><text:s text:c="4"/>Folder_04</text:p>
      <text:p text:style-name="Standard"><text:s text:c="4"/>Folder_05</text:p>
      <text:p text:style-name="Standard">Project_15</text:p>
      <text:p text:style-name="Standard"><text:s text:c="4"/>Folder_01</text:p>
      <text:p text:style-name="Standard"><text:s text:c="4"/>Folder_02</text:p>
      <text:p text:style-name="Standard"><text:s text:c="4"/>Folder_03</text:p>
      <text:p text:style-name="Standard"><text:s text:c="4"/>Folder_04</text:p>
      <text:p text:style-name="Standard"><text:s text:c="4"/>Folder_05</text:p>
      <text:p text:style-name="Standard">Project_16</text:p>
      <text:p text:style-name="Standard"><text:s text:c="4"/>Folder_01</text:p>
      <text:p text:style-name="Standard"><text:s text:c="4"/>Folder_02</text:p>
      <text:p text:style-name="Standard"><text:s text:c="4"/>Folder_03</text:p>
      <text:p text:style-name="Standard"><text:s text:c="4"/>Folder_04</text:p>
      <text:p text:style-name="Standard"><text:s text:c="4"/>Folder_05</text:p>
      <text:p text:style-name="Standard">Project_17</text:p>
      <text:p text:style-name="Standard"><text:s text:c="4"/>Folder_01</text:p>
      <text:p text:style-name="Standard"><text:s text:c="4"/>Folder_02</text:p>
      <text:p text:style-name="Standard"><text:s text:c="4"/>Folder_03</text:p>
      <text:p text:style-name="Standard"><text:s text:c="4"/>Folder_04</text:p>
      <text:p text:style-name="Standard"><text:s text:c="4"/>Folder_05</text:p>
      <text:p text:style-name="Standard">Project_18</text:p>
      <text:p text:style-name="Standard"><text:s text:c="4"/>Folder_01</text:p>
      <text:p text:style-name="Standard"><text:soft-page-break/><text:s text:c="4"/>Folder_02</text:p>
      <text:p text:style-name="Standard"><text:s text:c="4"/>Folder_03</text:p>
      <text:p text:style-name="Standard"><text:s text:c="4"/>Folder_04</text:p>
      <text:p text:style-name="Standard"><text:s text:c="4"/>Folder_05</text:p>
      <text:p text:style-name="Standard">Project_19</text:p>
      <text:p text:style-name="Standard"><text:s text:c="4"/>Folder_01</text:p>
      <text:p text:style-name="Standard"><text:s text:c="4"/>Folder_02</text:p>
      <text:p text:style-name="Standard"><text:s text:c="4"/>Folder_03</text:p>
      <text:p text:style-name="Standard"><text:s text:c="4"/>Folder_04</text:p>
      <text:p text:style-name="Standard"><text:s text:c="4"/>Folder_05</text:p>
      <text:p text:style-name="Standard">Project_20</text:p>
      <text:p text:style-name="Standard"><text:s text:c="4"/>Folder_01</text:p>
      <text:p text:style-name="Standard"><text:s text:c="4"/>Folder_02</text:p>
      <text:p text:style-name="Standard"><text:s text:c="4"/>Folder_03</text:p>
      <text:p text:style-name="Standard"><text:s text:c="4"/>Folder_04</text:p>
      <text:p text:style-name="Standard"><text:s text:c="4"/>Folder_0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5T11:35:05.772570200</meta:creation-date>
    <dc:date>2026-03-05T11:35:17.468775300</dc:date>
    <meta:editing-duration>PT11S</meta:editing-duration>
    <meta:editing-cycles>1</meta:editing-cycles>
    <meta:document-statistic meta:table-count="0" meta:image-count="0" meta:object-count="0" meta:page-count="3" meta:paragraph-count="120" meta:word-count="120" meta:character-count="1500" meta:non-whitespace-character-count="1100"/>
    <meta:generator>LibreOffice/26.2.1.2$Windows_X86_64 LibreOffice_project/620$Build-2</meta:generator>
  </office:meta>
</office:document-meta>
</file>